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8000002088EAB4555C11BB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de-temp-title">
      <style:graphic-properties fo:min-height="3.506cm"/>
    </style:style>
    <style:style style:name="pr2" style:family="presentation" style:parent-style-name="fade-temp-outline1">
      <style:graphic-properties fo:min-height="11.93cm"/>
    </style:style>
    <style:style style:name="pr3" style:family="presentation" style:parent-style-name="fade-temp-notes">
      <style:graphic-properties draw:fill-color="#ffffff" fo:min-height="12.572cm"/>
    </style:style>
    <style:style style:name="pr4" style:family="presentation" style:parent-style-name="fade-temp-title">
      <style:graphic-properties draw:auto-grow-height="true" fo:min-height="3.507cm"/>
    </style:style>
    <style:style style:name="pr5" style:family="presentation" style:parent-style-name="fade-temp-notes">
      <style:graphic-properties draw:fill-color="#ffffff" draw:auto-grow-height="true" fo:min-height="12.5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>Extractions de Points Caractéristiqu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e principe</text:p>
              </text:list-item>
              <text:list-item>
                <text:p>Les algorithmes existants</text:p>
              </text:list-item>
              <text:list-item>
                <text:p>SURF</text:p>
              </text:list-item>
              <text:list-item>
                <text:p>Ce qu’il est possible de réali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 principe</text:p>
          </draw:text-box>
        </draw:frame>
        <draw:frame presentation:style-name="pr2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raire des points remarquables donnant une “empreinte” de l’image</text:p>
              </text:list-item>
              <text:list-item>
                <text:p>Exemples : arête entre objet/fond, point avec un haut gradient (filtre passe hau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</text:p>
          </draw:text-box>
        </draw:frame>
        <draw:frame presentation:style-name="pr2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RB</text:p>
              </text:list-item>
              <text:list-item>
                <text:p>SIFT</text:p>
              </text:list-item>
              <text:list-item>
                <text:p>SURF</text:p>
                <text:p/>
                <text:p>[INSERER BON POINTS ET MAUVAIS POINTS DE CHAQUE ALGO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SURF</text:p>
          </draw:text-box>
        </draw:frame>
        <draw:frame presentation:style-name="pr2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[INSERER EXEMPLES DE RESULTATS]</text:p>
              </text:list-item>
              <text:list-item>
                <text:p>[INSERER LIMITES DE L’ALGORITHME UTILISE SUR GITHUB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tilisation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produire une image 3D</text:p>
              </text:list-item>
              <text:list-item>
                <text:p>Comparer 2 images</text:p>
              </text:list-item>
              <text:list-item>
                <text:p>Donner une empreinte à une i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8EAB4555C11BB4A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1:22:21.051888275</meta:creation-date>
    <meta:editing-duration>PT1H5M17S</meta:editing-duration>
    <meta:editing-cycles>23</meta:editing-cycles>
    <meta:generator>LibreOffice/6.0.7.3$Linux_X86_64 LibreOffice_project/00m0$Build-3</meta:generator>
    <dc:title>Fade presentation background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04-23T22:27:50.370381298</dc:date>
    <meta:document-statistic meta:object-count="41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